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758099" officeooo:paragraph-rsid="00758099" style:font-size-asian="7pt" style:font-size-complex="7pt"/>
    </style:style>
    <style:style style:name="P2" style:family="paragraph" style:parent-style-name="Heading_20_1">
      <style:text-properties officeooo:rsid="011bb58d"/>
    </style:style>
    <style:style style:name="P3" style:family="paragraph" style:parent-style-name="Text_20_body">
      <style:text-properties officeooo:rsid="011f22ef" officeooo:paragraph-rsid="011f22ef"/>
    </style:style>
    <style:style style:name="P4" style:family="paragraph" style:parent-style-name="Text_20_body">
      <style:text-properties officeooo:rsid="0122e8dc" officeooo:paragraph-rsid="0122e8dc"/>
    </style:style>
    <style:style style:name="P5" style:family="paragraph" style:parent-style-name="Text_20_body">
      <style:text-properties officeooo:rsid="0122e8dc" officeooo:paragraph-rsid="0124af27"/>
    </style:style>
    <style:style style:name="P6" style:family="paragraph" style:parent-style-name="Text_20_body" style:list-style-name="L1">
      <style:text-properties officeooo:rsid="0122e8dc" officeooo:paragraph-rsid="0124af27"/>
    </style:style>
    <style:style style:name="P7" style:family="paragraph" style:parent-style-name="Text_20_body" style:list-style-name="L1">
      <style:text-properties officeooo:rsid="0124af27" officeooo:paragraph-rsid="01263f28"/>
    </style:style>
    <style:style style:name="T1" style:family="text">
      <style:text-properties officeooo:rsid="00e91d1a"/>
    </style:style>
    <style:style style:name="T2" style:family="text">
      <style:text-properties officeooo:rsid="0122e8dc"/>
    </style:style>
    <style:style style:name="T3" style:family="text">
      <style:text-properties officeooo:rsid="0124af27"/>
    </style:style>
    <style:style style:name="T4" style:family="text">
      <style:text-properties officeooo:rsid="01263f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Using “pins” library</text:h>
      <text:p text:style-name="P1">190<text:span text:style-name="T1">918</text:span>, updated <text:span text:style-name="T1">18</text:span>.<text:span text:style-name="T1">9</text:span>.2019/pekka</text:p>
      <text:p text:style-name="P3">IO configuration for a specific hardware is written as JSON file. This JSON file is converted to C code by script. Generated C code has static structure describing each IO pin. The application reads and writes IO pins trough pins library function, giving pointer to static pin structure as argument. <text:span text:style-name="T2">Same application code can be used with different HW by including and linking generated C filed for the hardware. </text:span></text:p>
      <text:p text:style-name="P3"/>
      <text:p text:style-name="P4">Steps:</text:p>
      <text:list xml:id="list2001428844" text:style-name="L1">
        <text:list-item>
          <text:p text:style-name="P6"><text:span text:style-name="T3">Create JSON file /coderoot/pins/examples/jane/config/pins/carol/pins-io.json. Replace “jane” with name of your application and “carol” with name of your hardware (nick name of your board).</text:span></text:p>
        </text:list-item>
        <text:list-item>
          <text:p text:style-name="P6"><text:span text:style-name="T3">Generate python script </text:span>/coderoot/pins/examples/jane/scripts/config-to-c-code.py <text:span text:style-name="T3">which converts JSON configuration to C code. </text:span></text:p>
        </text:list-item>
        <text:list-item>
          <text:p text:style-name="P7">Include generated .c and .h files in your project. Set /coderoot/pins/examples/jane/config/include/carol in you compiler’s include path. </text:p>
        </text:list-item>
        <text:list-item>
          <text:p text:style-name="P7"><text:span text:style-name="T4">Add line #include pins-io.c in applications config.c file and #include pins-io.h in application’s main header file.</text:span></text:p>
        </text:list-item>
      </text:list>
      <text:p text:style-name="P5"/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20-03-26T20:56:43.607365938</dc:date>
    <meta:editing-duration>P2DT10H49M21S</meta:editing-duration>
    <meta:editing-cycles>240</meta:editing-cycles>
    <meta:generator>LibreOffice/6.2.4.2$Linux_X86_64 LibreOffice_project/20$Build-2</meta:generator>
    <meta:document-statistic meta:table-count="0" meta:image-count="0" meta:object-count="0" meta:page-count="1" meta:paragraph-count="9" meta:word-count="146" meta:character-count="1040" meta:non-whitespace-character-count="902"/>
  </office:meta>
</office:document-meta>
</file>